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376cm" fo:min-width="0.171cm" fo:padding-top="0.178cm" fo:padding-bottom="0.178cm" fo:padding-left="0.303cm" fo:padding-right="0.303cm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376cm" fo:min-width="0.171cm" loext:decorative="false"/>
    </style:style>
    <style:style style:name="gr3" style:family="graphic" style:parent-style-name="standard">
      <style:graphic-properties draw:textarea-horizontal-align="justify" draw:textarea-vertical-align="middle" draw:auto-grow-height="false" fo:min-height="0.374cm" fo:min-width="0.171cm" loext:decorative="false"/>
    </style:style>
    <style:style style:name="gr4" style:family="graphic" style:parent-style-name="standard">
      <style:graphic-properties draw:textarea-horizontal-align="justify" draw:textarea-vertical-align="middle" draw:auto-grow-height="false" fo:min-height="0.375cm" fo:min-width="0.171cm" loext:decorative="false"/>
    </style:style>
    <style:style style:name="gr5" style:family="graphic" style:parent-style-name="standard">
      <style:graphic-properties svg:stroke-color="#ff4000" draw:fill-color="#ffaa95" draw:textarea-horizontal-align="justify" draw:textarea-vertical-align="middle" draw:auto-grow-height="false" fo:min-height="0.376cm" fo:min-width="0.172cm" loext:decorative="false"/>
    </style:style>
    <style:style style:name="gr6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375cm" fo:min-width="0.171cm" fo:padding-top="0.178cm" fo:padding-bottom="0.178cm" fo:padding-left="0.303cm" fo:padding-right="0.303cm" loext:glow-color="#bf0041" loext:decorative="false"/>
    </style:style>
    <style:style style:name="gr7" style:family="graphic" style:parent-style-name="standard">
      <style:graphic-properties svg:stroke-width="0.106cm" svg:stroke-color="#333333" draw:marker-start-width="0.359cm" draw:marker-end-width="0.359cm" draw:fill-color="#ffaa95" draw:textarea-horizontal-align="justify" draw:textarea-vertical-align="middle" draw:auto-grow-height="false" fo:min-height="0.269cm" fo:min-width="0.065cm" fo:padding-top="0.178cm" fo:padding-bottom="0.178cm" fo:padding-left="0.303cm" fo:padding-right="0.303cm" loext:decorative="false"/>
    </style:style>
    <style:style style:name="gr8" style:family="graphic" style:parent-style-name="standard">
      <style:graphic-properties svg:stroke-color="#ff4000" draw:fill-color="#ffaa95" draw:textarea-horizontal-align="justify" draw:textarea-vertical-align="middle" draw:auto-grow-height="false" fo:min-height="0.374cm" fo:min-width="0.171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0.457cm" fo:min-width="0.207cm" loext:decorative="false"/>
    </style:style>
    <style:style style:name="gr10" style:family="graphic" style:parent-style-name="standard">
      <style:graphic-properties svg:stroke-color="#ff4000" draw:fill-color="#ffaa95" draw:textarea-horizontal-align="justify" draw:textarea-vertical-align="middle" draw:auto-grow-height="false" fo:min-height="0.457cm" fo:min-width="0.207cm" loext:decorative="false"/>
    </style:style>
    <style:style style:name="gr11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3" style:family="graphic" style:parent-style-name="standard">
      <style:graphic-properties svg:stroke-width="0.106cm" svg:stroke-color="#1c1c1c" draw:marker-start-width="0.359cm" draw:marker-end-width="0.359cm" draw:stroke-linejoin="round" draw:fill-color="#ffaa95" draw:textarea-horizontal-align="justify" draw:textarea-vertical-align="middle" draw:auto-grow-height="false" fo:min-height="0.269cm" fo:min-width="0.065cm" fo:padding-top="0.178cm" fo:padding-bottom="0.178cm" fo:padding-left="0.303cm" fo:padding-right="0.303cm" loext:glow-color="#bf0041" loext:decorative="false"/>
    </style:style>
    <style:style style:name="gr14" style:family="graphic" style:parent-style-name="standard">
      <style:graphic-properties svg:stroke-width="0.106cm" svg:stroke-color="#333333" draw:marker-start-width="0.359cm" draw:marker-end-width="0.359cm" draw:textarea-horizontal-align="justify" draw:textarea-vertical-align="middle" draw:auto-grow-height="false" fo:min-height="0.27cm" fo:min-width="0.065cm" fo:padding-top="0.178cm" fo:padding-bottom="0.178cm" fo:padding-left="0.303cm" fo:padding-right="0.303cm" loext:decorative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aa95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47cm" svg:height="0.884cm" svg:x="2.553cm" svg:y="3.8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9cm" svg:height="0.884cm" svg:x="4.25cm" svg:y="2.1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4cm" svg:x="2.553cm" svg:y="5.366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3" draw:text-style-name="P1" draw:layer="layout" svg:width="0.949cm" svg:height="0.882cm" svg:x="9.75cm" svg:y="5.618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9.553cm" svg:y="7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6cm" svg:y="5.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2" draw:text-style-name="P1" draw:layer="layout" svg:width="0.947cm" svg:height="0.884cm" svg:x="8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9cm" svg:height="0.883cm" svg:x="9.801cm" svg:y="2.11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2" draw:layer="layout" svg:width="0.948cm" svg:height="0.884cm" svg:x="4.052cm" svg:y="3.8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2" draw:layer="layout" svg:width="0.947cm" svg:height="0.883cm" svg:x="6.053cm" svg:y="2.1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7" draw:text-style-name="P2" draw:layer="layout" svg:width="0.947cm" svg:height="0.883cm" svg:x="2.5cm" svg:y="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8" draw:text-style-name="P2" draw:layer="layout" svg:width="0.947cm" svg:height="0.882cm" svg:x="2.489cm" svg:y="7.49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.75cm" svg:y="17.7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draw:layer="layout" svg:width="0.999cm" svg:height="0.999cm" svg:x="2.751cm" svg:y="23.74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0" draw:text-style-name="P2" draw:layer="layout" svg:width="0.999cm" svg:height="0.999cm" svg:x="2.751cm" svg:y="19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4" draw:text-style-name="P1" draw:layer="layout" svg:width="0.947cm" svg:height="0.883cm" svg:x="4.303cm" svg:y="7.36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.501cm" svg:y="23.7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.501cm" svg:y="19.7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.5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2.751cm" svg:y="21.999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line draw:style-name="gr11" draw:text-style-name="P3" draw:layer="layout" svg:x1="10.001cm" svg:y1="10.75cm" svg:x2="4.5cm" svg:y2="15.249cm">
          <text:p/>
        </draw:line>
        <draw:line draw:style-name="gr11" draw:text-style-name="P3" draw:layer="layout" svg:x1="10cm" svg:y1="10.75cm" svg:x2="14.75cm" svg:y2="15.25cm">
          <text:p/>
        </draw:line>
        <draw:frame draw:style-name="gr12" draw:text-style-name="P4" draw:layer="layout" svg:width="8.567cm" svg:height="0.962cm" svg:x="6.25cm" svg:y="9.538cm">
          <draw:text-box>
            <text:p>Not randomised (eg Gender)</text:p>
          </draw:text-box>
        </draw:frame>
        <draw:custom-shape draw:style-name="gr9" draw:text-style-name="P1" draw:layer="layout" svg:width="0.999cm" svg:height="0.999cm" svg:x="2.75cm" svg:y="15.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.75cm" svg:y="17.749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9" draw:text-style-name="P1" draw:layer="layout" svg:width="0.999cm" svg:height="0.999cm" svg:x="4.5cm" svg:y="22.001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9.803cm" svg:y="3.8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7.803cm" svg:y="5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8cm" svg:y="2.117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7.803cm" svg:y="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6cm" svg:y="7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6.053cm" svg:y="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15.053cm" svg:y="2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803cm" svg:y="23.7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5.053cm" svg:y="21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5.053cm" svg:y="19.36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75cm" svg:y="19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5cm" svg:y="17.61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803cm" svg:y="17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4.803cm" svg:y="15.5cm">
          <text:p/>
          <draw:enhanced-geometry svg:viewBox="0 0 21600 21600" draw:glue-points="10800 0 3163 3163 0 10800 3163 18437 10800 21600 18437 18437 21600 10800 18437 3163" draw:text-areas="3163 3163 18437 18437" draw:type="smiley" draw:modifiers="1451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3" draw:text-style-name="P2" draw:layer="layout" svg:width="0.947cm" svg:height="0.883cm" svg:x="12.803cm" svg:y="15.5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4.25cm" svg:y="5.36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14" draw:text-style-name="P1" draw:layer="layout" svg:width="0.947cm" svg:height="0.884cm" svg:x="12.803cm" svg:y="21.61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12" draw:text-style-name="P4" draw:layer="layout" svg:width="8.969cm" svg:height="1.673cm" svg:x="11.104cm" svg:y="10.538cm">
          <draw:text-box>
            <text:p>Prob(Trt | sex= Female) =8/10</text:p>
            <text:p>Prob (Trt | sex = Male) = 2/10 </text:p>
          </draw:text-box>
        </draw:frame>
        <draw:frame draw:style-name="gr15" draw:text-style-name="P4" draw:layer="layout" svg:width="8.14cm" svg:height="2.384cm" svg:x="11.61cm" svg:y="2.75cm">
          <draw:text-box>
            <text:p>Prob(Alive|Female) = 8/10</text:p>
            <text:p/>
            <text:p>Prob(Alive|Male) = 4/10</text:p>
          </draw:text-box>
        </draw:frame>
        <draw:frame draw:style-name="gr12" draw:text-style-name="P4" draw:layer="layout" svg:width="3.639cm" svg:height="0.962cm" svg:x="1.25cm" svg:y="13.788cm">
          <draw:text-box>
            <text:p>Not treated</text:p>
          </draw:text-box>
        </draw:frame>
        <draw:frame draw:style-name="gr12" draw:text-style-name="P4" draw:layer="layout" svg:width="2.661cm" svg:height="0.962cm" svg:x="14.339cm" svg:y="13.75cm">
          <draw:text-box>
            <text:p>Treated</text:p>
          </draw:text-box>
        </draw:frame>
        <draw:frame draw:style-name="gr12" draw:text-style-name="P4" draw:layer="layout" svg:width="14.65cm" svg:height="1.673cm" svg:x="2.25cm" svg:y="26.25cm">
          <draw:text-box>
            <text:p>Association: Prob(Alive| Trt = Y) / P(Alive | Trt = N)</text:p>
            <text:p><text:s text:c="20"/>9/10 / 5/10 = 1.8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ris Oldmeadow</meta:initial-creator>
    <meta:creation-date>2024-06-14T13:23:07.707268915</meta:creation-date>
    <dc:date>2024-06-14T16:34:11.000067050</dc:date>
    <dc:creator>Chris Oldmeadow</dc:creator>
    <meta:editing-duration>PT3H11M1S</meta:editing-duration>
    <meta:editing-cycles>5</meta:editing-cycles>
    <meta:generator>LibreOffice/7.6.7.2$Linux_X86_64 LibreOffice_project/60$Build-2</meta:generator>
    <meta:document-statistic meta:object-count="48"/>
  </office:meta>
</office:document-meta>
</file>